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list-style-name="L2">
      <style:paragraph-properties fo:text-align="justify" style:justify-single-word="false"/>
    </style:style>
    <style:style style:name="P3" style:family="paragraph" style:parent-style-name="Standard" style:list-style-name="L2">
      <style:paragraph-properties fo:text-align="justify" style:justify-single-word="false"/>
    </style:style>
    <style:style style:name="P4" style:family="paragraph" style:parent-style-name="Standard">
      <style:paragraph-properties fo:text-align="justify" style:justify-single-word="false"/>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aquette centrale hydroélectrique</text:h>
      <text:p text:style-name="Standard"/>
      <text:h text:style-name="Heading_20_2" text:outline-level="2">Introduction</text:h>
      <text:p text:style-name="Standard">Dans un précédent article (BUP n° ....), j'avais présenté certains travaux du centre de ressources pédagogiques et techniques du CRDP du Limousin sur le thème des énergies renouvelables. Il s'agit notamment de maquettes pédagogiques qui peuvent être commandée par :</text:p>
      <text:list text:style-name="L2">
        <text:list-item>
          <text:p text:style-name="P2">Téléphone : 05 55 43 56 78</text:p>
        </text:list-item>
        <text:list-item>
          <text:p text:style-name="P2">Fax : 05 55 43 56 51</text:p>
        </text:list-item>
        <text:list-item>
          <text:p text:style-name="P3">Courriel : <text:a xlink:type="simple" xlink:href="mailto:atelier@crdp-limousin.fr">atelier@crdp-limousin.fr</text:a></text:p>
        </text:list-item>
      </text:list>
      <text:p text:style-name="P4"/>
      <text:p text:style-name="P4">Je vais dans cet article présenter plus particulièrement une de nos maquettes (la maquette centrale hydroélectrique) afin de vous faire découvrir diverses activités pouvant être réalisées à différents niveaux (cycle 3, classe de troisième et première scientifique)</text:p>
      <text:p text:style-name="P4"/>
      <text:p text:style-name="P4">Présentation de la maquett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Geneva"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7-03-16T11:16:21</meta:creation-date>
    <dc:creator>scls</dc:creator>
    <dc:date>2007-03-16T11:26:15</dc:date>
    <dc:language>fr-FR</dc:language>
    <meta:editing-cycles>3</meta:editing-cycles>
    <meta:editing-duration>PT9M55S</meta:editing-duration>
    <meta:user-defined meta:name="Info 1"/>
    <meta:user-defined meta:name="Info 2"/>
    <meta:user-defined meta:name="Info 3"/>
    <meta:user-defined meta:name="Info 4"/>
    <meta:document-statistic meta:table-count="0" meta:image-count="0" meta:object-count="0" meta:page-count="1" meta:paragraph-count="8" meta:word-count="99" meta:character-count="682"/>
  </office:meta>
</office:document-meta>
</file>